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Prefix" svg:font-family="Prefix" style:font-adornments="Endangered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000000" fo:border-right="none" fo:border-top="0.05pt dotted #000000" fo:border-bottom="0.05pt dotted #000000" style:writing-mode="page"/>
    </style:style>
    <style:style style:name="Table19.E1" style:family="table-cell">
      <style:table-cell-properties fo:padding="0.0201in" fo:border="0.05pt dotted #000000" style:writing-mode="page"/>
    </style:style>
    <style:style style:name="Table19.A2" style:family="table-cell">
      <style:table-cell-properties fo:padding="0.0201in" fo:border-left="0.05pt dotted #000000" fo:border-right="none" fo:border-top="none" fo:border-bottom="0.05pt dotted #000000" style:writing-mode="page"/>
    </style:style>
    <style:style style:name="Table19.E2" style:family="table-cell">
      <style:table-cell-properties fo:padding="0.0201in" fo:border-left="0.05pt dotted #000000" fo:border-right="0.05pt dotted #000000" fo:border-top="none" fo:border-bottom="0.05pt dotted #000000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3.D1" style:family="table-cell">
      <style:table-cell-properties fo:padding="0in" fo:border="0.05pt dotted #000000" style:writing-mode="page"/>
    </style:style>
    <style:style style:name="Table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4.E1" style:family="table-cell">
      <style:table-cell-properties fo:padding="0in" fo:border="0.05pt dotted #000000" style:writing-mode="page"/>
    </style:style>
    <style:style style:name="Table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5.D1" style:family="table-cell">
      <style:table-cell-properties fo:padding="0in" fo:border="0.05pt dotted #000000" style:writing-mode="page"/>
    </style:style>
    <style:style style:name="Table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6.E1" style:family="table-cell">
      <style:table-cell-properties fo:padding="0in" fo:border="0.05pt dotted #000000" style:writing-mode="page"/>
    </style:style>
    <style:style style:name="Table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7.D1" style:family="table-cell">
      <style:table-cell-properties fo:padding="0in" fo:border="0.05pt dotted #000000" style:writing-mode="page"/>
    </style:style>
    <style:style style:name="Table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8.E1" style:family="table-cell">
      <style:table-cell-properties fo:padding="0in" fo:border="0.05pt dotted #000000" style:writing-mode="page"/>
    </style:style>
    <style:style style:name="Table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9.D1" style:family="table-cell">
      <style:table-cell-properties fo:padding="0in" fo:border="0.05pt dotted #000000" style:writing-mode="page"/>
    </style:style>
    <style:style style:name="Table9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9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0.E1" style:family="table-cell">
      <style:table-cell-properties fo:padding="0in" fo:border="0.05pt dotted #000000" style:writing-mode="page"/>
    </style:style>
    <style:style style:name="Table10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0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1.D1" style:family="table-cell">
      <style:table-cell-properties fo:padding="0in" fo:border="0.05pt dotted #000000" style:writing-mode="page"/>
    </style:style>
    <style:style style:name="Table11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1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2.E1" style:family="table-cell">
      <style:table-cell-properties fo:padding="0in" fo:border="0.05pt dotted #000000" style:writing-mode="page"/>
    </style:style>
    <style:style style:name="Table12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2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3.D1" style:family="table-cell">
      <style:table-cell-properties fo:padding="0in" fo:border="0.05pt dotted #000000" style:writing-mode="page"/>
    </style:style>
    <style:style style:name="Table1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4.E1" style:family="table-cell">
      <style:table-cell-properties fo:padding="0in" fo:border="0.05pt dotted #000000" style:writing-mode="page"/>
    </style:style>
    <style:style style:name="Table1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5.D1" style:family="table-cell">
      <style:table-cell-properties fo:padding="0in" fo:border="0.05pt dotted #000000" style:writing-mode="page"/>
    </style:style>
    <style:style style:name="Table1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6.E1" style:family="table-cell">
      <style:table-cell-properties fo:padding="0in" fo:border="0.05pt dotted #000000" style:writing-mode="page"/>
    </style:style>
    <style:style style:name="Table1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7" style:family="table">
      <style:table-properties style:width="5.2in" fo:break-before="page" table:align="margins"/>
    </style:style>
    <style:style style:name="Table17.A" style:family="table-column">
      <style:table-column-properties style:column-width="0.4896in" style:rel-column-width="6170*"/>
    </style:style>
    <style:style style:name="Table17.B" style:family="table-column">
      <style:table-column-properties style:column-width="1.5701in" style:rel-column-width="19788*"/>
    </style:style>
    <style:style style:name="Table17.D" style:family="table-column">
      <style:table-column-properties style:column-width="1.5701in" style:rel-column-width="19789*"/>
    </style:style>
    <style:style style:name="Table1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7.D1" style:family="table-cell">
      <style:table-cell-properties fo:padding="0in" fo:border="0.05pt dotted #000000" style:writing-mode="page"/>
    </style:style>
    <style:style style:name="Table1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8" style:family="table">
      <style:table-properties style:width="5.2in" fo:break-before="page" table:align="margins"/>
    </style:style>
    <style:style style:name="Table18.A" style:family="table-column">
      <style:table-column-properties style:column-width="0.4903in" style:rel-column-width="6178*"/>
    </style:style>
    <style:style style:name="Table18.B" style:family="table-column">
      <style:table-column-properties style:column-width="1.5701in" style:rel-column-width="19788*"/>
    </style:style>
    <style:style style:name="Table18.D" style:family="table-column">
      <style:table-column-properties style:column-width="0.7799in" style:rel-column-width="9828*"/>
    </style:style>
    <style:style style:name="Table18.E" style:family="table-column">
      <style:table-column-properties style:column-width="0.7896in" style:rel-column-width="9953*"/>
    </style:style>
    <style:style style:name="Table1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8.E1" style:family="table-cell">
      <style:table-cell-properties fo:padding="0in" fo:border="0.05pt dotted #000000" style:writing-mode="page"/>
    </style:style>
    <style:style style:name="Table1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Contents">
      <style:text-properties officeooo:rsid="002d6751" officeooo:paragraph-rsid="002d6751"/>
    </style:style>
    <style:style style:name="P19" style:family="paragraph" style:parent-style-name="calendar_20_accent">
      <style:text-properties officeooo:rsid="002d6751" officeooo:paragraph-rsid="002d6751"/>
    </style:style>
    <style:style style:name="P20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1" style:family="paragraph" style:parent-style-name="Heading_20_1" style:master-page-name="Right_20_Page">
      <style:paragraph-properties style:page-number="auto" fo:break-before="page"/>
      <style:text-properties officeooo:rsid="002ba840" officeooo:paragraph-rsid="002d6751"/>
    </style:style>
    <style:style style:name="P22" style:family="paragraph" style:parent-style-name="Heading_20_1" style:list-style-name="">
      <style:paragraph-properties fo:text-align="center" style:justify-single-word="false"/>
      <style:text-properties officeooo:rsid="002ba840" officeooo:paragraph-rsid="002ba840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9c131" officeooo:paragraph-rsid="001d061a"/>
    </style:style>
    <style:style style:name="P24" style:family="paragraph" style:parent-style-name="Heading_20_1">
      <style:paragraph-properties fo:break-before="page"/>
      <style:text-properties officeooo:rsid="001dc5cc" officeooo:paragraph-rsid="001dc5cc"/>
    </style:style>
    <style:style style:name="P25" style:family="paragraph" style:parent-style-name="Heading_20_1">
      <style:text-properties officeooo:rsid="001dc5cc" officeooo:paragraph-rsid="001dc5c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7" style:family="paragraph" style:parent-style-name="Heading_20_2">
      <style:text-properties officeooo:paragraph-rsid="0022dc9c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3" text:outline-level="1">Post-It Parking</text:h>
      <text:p text:style-name="P2">No Do Items Here!!!</text:p>
      <text:h text:style-name="P24" text:outline-level="1">Reflections Going In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string">
            <text:p text:style-name="Calendar_20_Contents"/>
          </table:table-cell>
          <table:table-cell table:style-name="Table1.A2" office:value-type="string">
            <text:p text:style-name="Calendar_20_Contents"/>
          </table:table-cell>
          <table:table-cell table:style-name="Table1.A2" office:value-type="string">
            <text:p text:style-name="Calendar_20_Contents"/>
          </table:table-cell>
          <table:table-cell table:style-name="Table1.D2" office:value-type="string">
            <text:p text:style-name="Calendar_20_Contents"/>
          </table:table-cell>
        </table:table-row>
        <table:table-row table:style-name="Table1.2"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6</text:p>
          </table:table-cell>
          <table:table-cell table:style-name="Table1.D2" office:value-type="string">
            <text:p text:style-name="P18">7</text:p>
          </table:table-cell>
        </table:table-row>
        <table:table-row table:style-name="Table1.2"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18">13</text:p>
          </table:table-cell>
          <table:table-cell table:style-name="Table1.D2" office:value-type="string">
            <text:p text:style-name="P18">14</text:p>
          </table:table-cell>
        </table:table-row>
        <table:table-row table:style-name="Table1.2">
          <table:table-cell table:style-name="Table1.A2" office:value-type="string">
            <text:p text:style-name="P18">18</text:p>
          </table:table-cell>
          <table:table-cell table:style-name="Table1.A2" office:value-type="string">
            <text:p text:style-name="P18">19</text:p>
          </table:table-cell>
          <table:table-cell table:style-name="Table1.A2" office:value-type="string">
            <text:p text:style-name="P18">20</text:p>
          </table:table-cell>
          <table:table-cell table:style-name="Table1.D2" office:value-type="string">
            <text:p text:style-name="P18">21</text:p>
          </table:table-cell>
        </table:table-row>
        <table:table-row table:style-name="Table1.6">
          <table:table-cell table:style-name="Table1.A2" office:value-type="string">
            <text:p text:style-name="P18">25</text:p>
          </table:table-cell>
          <table:table-cell table:style-name="Table1.A2" office:value-type="string">
            <text:p text:style-name="P18">26</text:p>
          </table:table-cell>
          <table:table-cell table:style-name="Table1.A2" office:value-type="string">
            <text:p text:style-name="P18">27</text:p>
          </table:table-cell>
          <table:table-cell table:style-name="Table1.D2" office:value-type="string">
            <text:p text:style-name="P18">28</text:p>
          </table:table-cell>
        </table:table-row>
      </table:table>
      <text:p text:style-name="P5"/>
      <text:h text:style-name="P27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2</text:p>
          </table:table-cell>
          <table:table-cell table:style-name="Table2.C1" office:value-type="string">
            <text:p text:style-name="P18">3</text:p>
          </table:table-cell>
          <table:table-cell table:style-name="Table2.E1" office:value-type="string">
            <text:p text:style-name="P19">9</text:p>
          </table:table-cell>
          <table:covered-table-cell table:style-name="Table2.E1"/>
        </table:table-row>
        <table:table-row table:style-name="Table2.2">
          <table:table-cell table:style-name="Table2.A3" office:value-type="string">
            <text:p text:style-name="P18">8</text:p>
          </table:table-cell>
          <table:table-cell table:style-name="Table2.A3" office:value-type="string">
            <text:p text:style-name="P18">9</text:p>
          </table:table-cell>
          <table:table-cell table:style-name="Table2.C3" office:value-type="string">
            <text:p text:style-name="P18">10</text:p>
          </table:table-cell>
          <table:table-cell table:style-name="Table2.D3" office:value-type="string">
            <text:p text:style-name="P19">10</text:p>
          </table:table-cell>
          <table:covered-table-cell table:style-name="Table2.E1"/>
        </table:table-row>
        <table:table-row table:style-name="Table2.2">
          <table:table-cell table:style-name="Table2.A3" office:value-type="string">
            <text:p text:style-name="P18">15</text:p>
          </table:table-cell>
          <table:table-cell table:style-name="Table2.A3" office:value-type="string">
            <text:p text:style-name="P18">16</text:p>
          </table:table-cell>
          <table:table-cell table:style-name="Table2.C3" office:value-type="string">
            <text:p text:style-name="P18">17</text:p>
          </table:table-cell>
          <table:table-cell table:style-name="Table2.D3" office:value-type="string">
            <text:p text:style-name="P19">11</text:p>
          </table:table-cell>
          <table:covered-table-cell table:style-name="Table2.E1"/>
        </table:table-row>
        <table:table-row table:style-name="Table2.2">
          <table:table-cell table:style-name="Table2.A3" office:value-type="string">
            <text:p text:style-name="P18">22</text:p>
          </table:table-cell>
          <table:table-cell table:style-name="Table2.A3" office:value-type="string">
            <text:p text:style-name="P18">23</text:p>
          </table:table-cell>
          <table:table-cell table:style-name="Table2.C3" office:value-type="string">
            <text:p text:style-name="P18">24</text:p>
          </table:table-cell>
          <table:table-cell table:style-name="Table2.D3" office:value-type="string">
            <text:p text:style-name="P19">12</text:p>
          </table:table-cell>
          <table:covered-table-cell table:style-name="Table2.E1"/>
        </table:table-row>
        <table:table-row table:style-name="Table2.2">
          <table:table-cell table:style-name="Table2.A3" office:value-type="string">
            <text:p text:style-name="P18">29</text:p>
          </table:table-cell>
          <table:table-cell table:style-name="Table2.A3" office:value-type="string">
            <text:p text:style-name="P18">30</text:p>
          </table:table-cell>
          <table:table-cell table:style-name="Table2.C3" office:value-type="string">
            <text:p text:style-name="P18">31</text:p>
          </table:table-cell>
          <table:table-cell table:style-name="Table2.D3" office:value-type="string">
            <text:p text:style-name="P19">13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able:table table:name="Table17" table:style-name="Table17">
        <table:table-column table:style-name="Table17.A"/>
        <table:table-column table:style-name="Table17.B" table:number-columns-repeated="2"/>
        <table:table-column table:style-name="Table17.D"/>
        <table:table-row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13">Monday</text:p>
          </table:table-cell>
          <table:table-cell table:style-name="Table17.A1" office:value-type="string">
            <text:p text:style-name="P13">Tuesday </text:p>
          </table:table-cell>
          <table:table-cell table:style-name="Table17.D1" office:value-type="string">
            <text:p text:style-name="P13">Wednesday</text:p>
          </table:table-cell>
        </table:table-row>
        <table:table-row>
          <table:table-cell table:style-name="Table17.A2" office:value-type="string">
            <text:p text:style-name="P7">08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8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8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09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9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9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0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0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0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1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1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1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2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2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2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3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3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3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4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4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4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5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5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5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6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6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6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7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7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7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8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8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8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9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9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9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0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0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0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1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1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1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2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2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2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3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3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3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</table:table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15">Thursday</text:p>
          </table:table-cell>
          <table:table-cell table:style-name="Table18.A1" office:value-type="string">
            <text:p text:style-name="P15">Friday</text:p>
          </table:table-cell>
          <table:table-cell table:style-name="Table18.A1" office:value-type="string">
            <text:p text:style-name="P15">Saturday</text:p>
          </table:table-cell>
          <table:table-cell table:style-name="Table18.E1" office:value-type="string">
            <text:p text:style-name="P15">Sunday</text:p>
          </table:table-cell>
        </table:table-row>
        <table:table-row>
          <table:table-cell table:style-name="Table18.A2" office:value-type="string">
            <text:p text:style-name="P7">08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8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8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09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9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9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0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0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0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1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1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1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2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2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2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3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3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3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4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4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4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5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5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5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6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6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6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7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7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7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8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8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8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9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9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9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0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0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0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1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1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1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2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2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2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3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3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3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</table:table>
      <text:h text:style-name="P22" text:outline-level="1"><text:soft-page-break/>Notes</text:h>
      <text:h text:style-name="P20" text:outline-level="1"/>
      <text:h text:style-name="P26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Prefix" svg:font-family="Prefix" style:font-adornments="Endangere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Prefix" fo:font-family="Prefix" style:font-style-name="Endangered" style:font-pitch="variable" fo:font-size="16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2-28T15:24:16.006519710</dc:date>
    <meta:editing-duration>PT10H54M47S</meta:editing-duration>
    <meta:editing-cycles>14</meta:editing-cycles>
    <meta:generator>LibreOffice/7.6.5.2$Linux_X86_64 LibreOffice_project/60$Build-2</meta:generator>
    <meta:document-statistic meta:table-count="19" meta:image-count="0" meta:object-count="0" meta:page-count="24" meta:paragraph-count="875" meta:word-count="893" meta:character-count="4505" meta:non-whitespace-character-count="4478"/>
  </office:meta>
</office:document-meta>
</file>